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5.08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802cm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5.215cm"/>
    </style:style>
    <style:style style:name="gr5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10.947cm" fo:min-width="7.903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4.449cm" fo:min-width="10.803cm"/>
    </style:style>
    <style:style style:name="gr7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top" draw:auto-grow-height="false" fo:min-height="23.901cm" fo:min-width="14.507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3.81cm" svg:x="5.826cm" svg:y="8.747cm">
          <text:p text:style-name="P1"><text:span text:style-name="T1">Src</text:span></text:p>
          <text:p text:style-name="P1"><text:span text:style-name="T2">React, ES6+, </text:span></text:p>
          <text:p text:style-name="P1"><text:span text:style-name="T2">Assets, css, im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55cm" svg:y1="9.382cm" svg:x2="9.763cm" svg:y2="6.969cm">
          <text:p/>
        </draw:line>
        <draw:custom-shape draw:style-name="gr3" draw:text-style-name="P2" draw:layer="layout" svg:width="3.302cm" svg:height="1.651cm" svg:x="7.985cm" svg:y="5.445cm">
          <text:p text:style-name="P2"><text:span text:style-name="T1">gi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47cm" svg:y1="6.461cm" svg:x2="7.858cm" svg:y2="9.382cm">
          <text:p/>
        </draw:line>
        <draw:custom-shape draw:style-name="gr4" draw:text-style-name="P1" draw:layer="layout" svg:width="5.715cm" svg:height="3.556cm" svg:x="5.953cm" svg:y="13.954cm">
          <text:p text:style-name="P1"><text:span text:style-name="T1">packages</text:span><text:line-break/>node_modu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509cm" svg:height="11.303cm" svg:x="4.429cm" svg:y="8.11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Исходники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03cm" svg:height="4.699cm" svg:x="4.81cm" svg:y="20.558cm">
          <text:p text:style-name="P1">Node<text:line-break/>webpack<text:line-break/>babe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572cm" svg:y1="18.78cm" svg:x2="5.953cm" svg:y2="20.939cm">
          <text:p/>
        </draw:line>
        <draw:custom-shape draw:style-name="gr7" draw:text-style-name="P4" draw:layer="layout" svg:width="15.113cm" svg:height="24.257cm" svg:x="2.397cm" svg:y="2.524cm">
          <text:p text:style-name="P1"><text:span text:style-name="T3"/></text:p>
          <text:p text:style-name="P1"><text:span text:style-name="T3">Js bundle → </text:span><text:span text:style-name="T3">id= «root»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51cm" svg:y1="20.939cm" svg:x2="13.192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8:47:04.682674604</meta:creation-date>
    <dc:date>2020-08-25T18:55:49.645546563</dc:date>
    <meta:editing-duration>PT8M45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